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8cm"/>
    </style:style>
    <style:style style:name="gr15" style:family="graphic" style:parent-style-name="standard">
      <style:graphic-properties draw:stroke="none" svg:stroke-color="#000000" draw:fill="none" draw:fill-color="#ffffff" fo:min-height="0.6cm"/>
    </style:style>
    <style:style style:name="gr16" style:family="graphic" style:parent-style-name="standard">
      <style:graphic-properties draw:stroke="none" svg:stroke-color="#000000" draw:fill="none" draw:fill-color="#ffffff" fo:min-height="0.5cm"/>
    </style:style>
    <style:style style:name="gr17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1cm" svg:stroke-color="#000000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05cm" svg:stroke-color="#000000" draw:fill="none" draw:fill-color="#ffffff" fo:min-height="1.3cm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0.396cm"/>
    </style:style>
    <style:style style:name="gr23" style:family="graphic" style:parent-style-name="standard">
      <style:graphic-properties draw:stroke="none" svg:stroke-color="#000000" draw:fill="none" draw:fill-color="#ffffff" fo:min-height="1.5cm"/>
    </style:style>
    <style:style style:name="gr2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05cm" svg:stroke-color="#000000" draw:fill="none" draw:fill-color="#ffffff" fo:min-height="0.033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cm" svg:stroke-color="#000000" draw:fill="none" draw:fill-color="#ffffff" fo:min-height="0.3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fo:min-height="0.356cm"/>
    </style:style>
    <style:style style:name="gr28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666666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666666" fo:font-size="12pt" style:font-size-asian="12pt" style:font-size-complex="12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text-properties fo:color="#111111" fo:font-size="9pt" style:font-size-asian="9pt" style:font-size-complex="9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color="#666666" fo:font-size="10pt" style:font-size-asian="10pt" style:font-size-complex="10pt"/>
    </style:style>
    <style:style style:name="P11" style:family="paragraph">
      <style:paragraph-properties fo:text-align="start"/>
      <style:text-properties fo:color="#000000" fo:font-size="10pt" style:font-size-asian="10pt" style:font-size-complex="10pt"/>
    </style:style>
    <style:style style:name="P12" style:family="paragraph">
      <style:text-properties fo:color="#666666" fo:font-size="10pt" style:font-size-asian="10pt" style:font-size-complex="10pt"/>
    </style:style>
    <style:style style:name="P13" style:family="paragraph">
      <style:text-properties fo:color="#666666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111111" fo:font-size="9pt" style:font-size-asian="9pt" style:font-size-complex="9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666666" fo:font-size="10pt" style:font-size-asian="10pt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666666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4.3cm" svg:x="25.08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15cm" svg:height="13.8cm" svg:x="7.682cm" svg:y="3.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7cm" svg:y1="4.6cm" svg:x2="22.7cm" svg:y2="4.6cm">
            <text:p/>
          </draw:line>
          <draw:g>
            <draw:custom-shape draw:style-name="gr4" draw:text-style-name="P1" draw:layer="layout" svg:width="1.9cm" svg:height="0.5cm" svg:x="20.4cm" svg:y="3.8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21cm" svg:y1="4.3cm" svg:x2="21cm" svg:y2="3.8cm">
              <text:p/>
            </draw:line>
            <draw:line draw:style-name="gr3" draw:text-style-name="P1" draw:layer="layout" svg:x1="21.7cm" svg:y1="4.3cm" svg:x2="21.7cm" svg:y2="3.8cm">
              <text:p/>
            </draw:line>
          </draw:g>
          <draw:line draw:style-name="gr5" draw:text-style-name="P1" draw:layer="layout" svg:x1="21.8cm" svg:y1="3.9cm" svg:x2="22.2cm" svg:y2="4.2cm">
            <text:p/>
          </draw:line>
          <draw:line draw:style-name="gr5" draw:text-style-name="P1" draw:layer="layout" svg:x1="21.8cm" svg:y1="4.2cm" svg:x2="22.2cm" svg:y2="3.9cm">
            <text:p/>
          </draw:line>
          <draw:line draw:style-name="gr6" draw:text-style-name="P1" draw:layer="layout" svg:x1="20.5cm" svg:y1="4.2cm" svg:x2="20.9cm" svg:y2="4.2cm">
            <text:p/>
          </draw:line>
          <draw:custom-shape draw:style-name="gr7" draw:text-style-name="P1" draw:layer="layout" svg:width="0.5cm" svg:height="0.3cm" svg:x="21.1cm" svg:y="3.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9.1cm" svg:height="0.7cm" svg:x="7.9cm" svg:y="3.9cm">
            <draw:text-box>
              <text:p><text:span text:style-name="T1">Adding a New Product Interface</text:span></text:p>
            </draw:text-box>
          </draw:frame>
        </draw:g>
        <draw:custom-shape draw:style-name="gr9" draw:text-style-name="P3" draw:layer="layout" svg:width="7cm" svg:height="0.6cm" svg:x="14.9cm" svg:y="7.05cm">
          <text:p text:style-name="P1"><text:span text:style-name="T2">Product 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6cm" svg:height="0.6cm" svg:x="8.2cm" svg:y="7.3cm">
          <text:p text:style-name="P4"><text:span text:style-name="T2">Price £0.00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cm" svg:height="4.5cm" svg:x="14.9cm" svg:y="7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0.4cm" svg:x="14.9cm" svg:y="12.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cm" svg:height="0.4cm" svg:x="18.1cm" svg:y="12.65cm">
          <text:p text:style-name="P1"><text:span text:style-name="T3">Browse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cm" svg:height="0.4cm" svg:x="20.3cm" svg:y="12.6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514cm" svg:height="0.607cm" svg:x="20.286cm" svg:y="12.55cm">
          <draw:text-box>
            <text:p><text:span text:style-name="T4">Upload</text:span></text:p>
          </draw:text-box>
        </draw:frame>
        <draw:frame draw:style-name="gr14" draw:text-style-name="P8" draw:layer="layout" svg:width="1.7cm" svg:height="1.05cm" draw:transform="rotate (1.59313654122042) translate (11.45cm 9.45cm)">
          <draw:text-box>
            <text:p><text:span text:style-name="T5">v</text:span></text:p>
          </draw:text-box>
        </draw:frame>
        <draw:frame draw:style-name="gr15" draw:text-style-name="P9" draw:layer="layout" svg:width="2.8cm" svg:height="0.85cm" svg:x="9.4cm" svg:y="8.75cm">
          <draw:text-box>
            <text:p><text:span text:style-name="T6">500</text:span></text:p>
          </draw:text-box>
        </draw:frame>
        <draw:frame draw:style-name="gr16" draw:text-style-name="P2" draw:layer="layout" svg:width="1.8cm" svg:height="0.75cm" svg:x="27.4cm" svg:y="5.05cm">
          <draw:text-box>
            <text:p><text:span text:style-name="T1">g.</text:span></text:p>
          </draw:text-box>
        </draw:frame>
        <draw:frame draw:style-name="gr16" draw:text-style-name="P2" draw:layer="layout" svg:width="1.8cm" svg:height="0.75cm" svg:x="27.4cm" svg:y="7.25cm">
          <draw:text-box>
            <text:p><text:span text:style-name="T1">L.</text:span></text:p>
          </draw:text-box>
        </draw:frame>
        <draw:frame draw:style-name="gr16" draw:text-style-name="P2" draw:layer="layout" svg:width="1.8cm" svg:height="0.75cm" svg:x="27.3cm" svg:y="5.9cm">
          <draw:text-box>
            <text:p><text:span text:style-name="T1">kg.</text:span></text:p>
          </draw:text-box>
        </draw:frame>
        <draw:g>
          <draw:custom-shape draw:style-name="gr17" draw:text-style-name="P5" draw:layer="layout" svg:width="5.6cm" svg:height="0.6cm" svg:x="8.2cm" svg:y="8.7cm"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8.7cm" svg:y1="8.7cm" svg:x2="8.7cm" svg:y2="9.3cm">
            <text:p/>
          </draw:line>
          <draw:line draw:style-name="gr18" draw:text-style-name="P1" draw:layer="layout" svg:x1="11.6cm" svg:y1="8.7cm" svg:x2="11.6cm" svg:y2="9.3cm">
            <text:p/>
          </draw:line>
          <draw:line draw:style-name="gr19" draw:text-style-name="P1" draw:layer="layout" svg:x1="12.2cm" svg:y1="8.65cm" svg:x2="12.2cm" svg:y2="9.25cm">
            <text:p/>
          </draw:line>
        </draw:g>
        <draw:custom-shape draw:style-name="gr20" draw:text-style-name="P10" draw:layer="layout" svg:width="2.2cm" svg:height="0.6cm" svg:x="8.2cm" svg:y="10.35cm">
          <text:p text:style-name="P4"><text:span text:style-name="T7">Catego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6cm" svg:height="0.6cm" svg:x="8.2cm" svg:y="11.65cm">
          <text:p text:style-name="P4"><text:span text:style-name="T8">Locatio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5.6cm" svg:height="0.6cm" svg:x="8.2cm" svg:y="12.85cm">
          <text:p text:style-name="P4"><text:span text:style-name="T8">Location 2</text:span></text:p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0.4cm" svg:y1="11.65cm" svg:x2="10.4cm" svg:y2="12.25cm">
          <text:p/>
        </draw:line>
        <draw:frame draw:style-name="gr21" draw:text-style-name="P12" draw:layer="layout" svg:width="3.2cm" svg:height="1.6cm" svg:x="11.4cm" svg:y="11.65cm">
          <draw:text-box>
            <text:p><text:span text:style-name="T7">Stock</text:span></text:p>
          </draw:text-box>
        </draw:frame>
        <draw:frame draw:style-name="gr21" draw:text-style-name="P12" draw:layer="layout" svg:width="3.2cm" svg:height="1.6cm" svg:x="11.4cm" svg:y="12.85cm">
          <draw:text-box>
            <text:p><text:span text:style-name="T7">Stock</text:span></text:p>
          </draw:text-box>
        </draw:frame>
        <draw:line draw:style-name="gr19" draw:text-style-name="P1" draw:layer="layout" svg:x1="10.4cm" svg:y1="12.85cm" svg:x2="10.4cm" svg:y2="13.45cm">
          <text:p/>
        </draw:line>
        <draw:g>
          <draw:custom-shape draw:style-name="gr1" draw:text-style-name="P1" draw:layer="layout" svg:width="1.7cm" svg:height="4.3cm" svg:x="26.9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2" draw:layer="layout" svg:width="1.8cm" svg:height="0.75cm" svg:x="27.2cm" svg:y="6.55cm">
            <draw:text-box>
              <text:p><text:span text:style-name="T1">ml.</text:span></text:p>
            </draw:text-box>
          </draw:frame>
          <draw:line draw:style-name="gr18" draw:text-style-name="P1" draw:layer="layout" svg:x1="26.9cm" svg:y1="5.75cm" svg:x2="28.6cm" svg:y2="5.75cm">
            <text:p/>
          </draw:line>
          <draw:line draw:style-name="gr18" draw:text-style-name="P1" draw:layer="layout" svg:x1="26.9cm" svg:y1="6.55cm" svg:x2="28.6cm" svg:y2="6.55cm">
            <text:p/>
          </draw:line>
          <draw:line draw:style-name="gr18" draw:text-style-name="P1" draw:layer="layout" svg:x1="26.9cm" svg:y1="7.25cm" svg:x2="28.6cm" svg:y2="7.25cm">
            <text:p/>
          </draw:line>
          <draw:line draw:style-name="gr18" draw:text-style-name="P1" draw:layer="layout" svg:x1="26.9cm" svg:y1="7.95cm" svg:x2="28.6cm" svg:y2="7.95cm">
            <text:p/>
          </draw:line>
          <draw:frame draw:style-name="gr16" draw:text-style-name="P2" draw:layer="layout" svg:width="1.7cm" svg:height="0.75cm" svg:x="26.9cm" svg:y="8.05cm">
            <draw:text-box>
              <text:p><text:span text:style-name="T1">Other...</text:span></text:p>
            </draw:text-box>
          </draw:frame>
          <draw:line draw:style-name="gr19" draw:text-style-name="P1" draw:layer="layout" svg:x1="26.9cm" svg:y1="5.1cm" svg:x2="28.6cm" svg:y2="5.1cm">
            <text:p/>
          </draw:line>
          <draw:frame draw:style-name="gr22" draw:layer="layout" svg:width="0.976cm" svg:height="0.646cm" svg:x="27.3cm" svg:y="4.504cm">
            <draw:text-box>
              <text:p><text:span text:style-name="T1">ml.</text:span></text:p>
            </draw:text-box>
          </draw:frame>
        </draw:g>
        <draw:frame draw:style-name="gr22" draw:layer="layout" svg:width="0.976cm" svg:height="0.646cm" svg:x="12.6cm" svg:y="8.804cm">
          <draw:text-box>
            <text:p><text:span text:style-name="T1">ml.</text:span></text:p>
          </draw:text-box>
        </draw:frame>
        <draw:frame draw:style-name="gr23" draw:text-style-name="P13" draw:layer="layout" svg:width="3.4cm" svg:height="1.75cm" svg:x="17.2cm" svg:y="9.45cm">
          <draw:text-box>
            <text:p><text:span text:style-name="T9">Image</text:span></text:p>
          </draw:text-box>
        </draw:frame>
        <draw:custom-shape draw:style-name="gr24" draw:text-style-name="P1" draw:layer="layout" svg:width="13.056cm" svg:height="0.489cm" svg:x="8.6cm" svg:y="14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8" draw:text-style-name="P1" draw:layer="layout" svg:x1="7.688cm" svg:y1="5.198cm" svg:x2="22.688cm" svg:y2="5.198cm">
            <text:p/>
          </draw:line>
          <draw:frame draw:style-name="gr25" draw:text-style-name="P14" draw:layer="layout" svg:width="4cm" svg:height="0.733cm" svg:x="7.988cm" svg:y="4.565cm">
            <draw:text-box>
              <text:p><text:span text:style-name="T10">Product</text:span></text:p>
            </draw:text-box>
          </draw:frame>
          <draw:line draw:style-name="gr18" draw:text-style-name="P1" draw:layer="layout" svg:x1="10.088cm" svg:y1="4.598cm" svg:x2="10.088cm" svg:y2="5.198cm">
            <text:p/>
          </draw:line>
          <draw:line draw:style-name="gr18" draw:text-style-name="P1" draw:layer="layout" svg:x1="12.188cm" svg:y1="4.598cm" svg:x2="12.188cm" svg:y2="5.198cm">
            <text:p/>
          </draw:line>
          <draw:frame draw:style-name="gr26" draw:text-style-name="P14" draw:layer="layout" svg:width="4cm" svg:height="0.733cm" svg:x="10.388cm" svg:y="4.566cm">
            <draw:text-box>
              <text:p><text:span text:style-name="T10">Stock</text:span></text:p>
            </draw:text-box>
          </draw:frame>
          <draw:line draw:style-name="gr18" draw:text-style-name="P1" draw:layer="layout" svg:x1="14.488cm" svg:y1="4.598cm" svg:x2="14.488cm" svg:y2="5.198cm">
            <text:p/>
          </draw:line>
          <draw:frame draw:style-name="gr26" draw:text-style-name="P14" draw:layer="layout" svg:width="4cm" svg:height="0.733cm" svg:x="12.488cm" svg:y="4.567cm">
            <draw:text-box>
              <text:p><text:span text:style-name="T10">Order</text:span></text:p>
            </draw:text-box>
          </draw:frame>
          <draw:line draw:style-name="gr18" draw:text-style-name="P1" draw:layer="layout" svg:x1="17.188cm" svg:y1="4.598cm" svg:x2="17.188cm" svg:y2="5.198cm">
            <text:p/>
          </draw:line>
          <draw:frame draw:style-name="gr26" draw:text-style-name="P14" draw:layer="layout" svg:width="4cm" svg:height="0.733cm" svg:x="14.688cm" svg:y="4.568cm">
            <draw:text-box>
              <text:p><text:span text:style-name="T10">Employee</text:span></text:p>
            </draw:text-box>
          </draw:frame>
          <draw:line draw:style-name="gr18" draw:text-style-name="P1" draw:layer="layout" svg:x1="19.988cm" svg:y1="4.598cm" svg:x2="19.988cm" svg:y2="5.198cm">
            <text:p/>
          </draw:line>
          <draw:frame draw:style-name="gr26" draw:text-style-name="P14" draw:layer="layout" svg:width="4cm" svg:height="0.733cm" svg:x="17.588cm" svg:y="4.568cm">
            <draw:text-box>
              <text:p><text:span text:style-name="T10">Member</text:span></text:p>
            </draw:text-box>
          </draw:frame>
          <draw:frame draw:style-name="gr26" draw:text-style-name="P14" draw:layer="layout" svg:width="4cm" svg:height="0.733cm" svg:x="20.388cm" svg:y="4.571cm">
            <draw:text-box>
              <text:p><text:span text:style-name="T10">Help</text:span></text:p>
            </draw:text-box>
          </draw:frame>
        </draw:g>
        <draw:frame draw:style-name="gr27" draw:text-style-name="P2" draw:layer="layout" svg:width="12.512cm" svg:height="0.645cm" svg:x="13.988cm" svg:y="14.355cm">
          <draw:text-box>
            <text:p text:style-name="P2"><text:span text:style-name="T1">Add Product</text:span></text:p>
          </draw:text-box>
        </draw:frame>
        <draw:custom-shape draw:style-name="gr20" draw:text-style-name="P10" draw:layer="layout" svg:width="2cm" svg:height="0.6cm" svg:x="10.4cm" svg:y="10.35cm">
          <text:p text:style-name="P4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cm" svg:height="0.6cm" svg:x="12cm" svg:y="10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4cm" svg:height="0.6cm" svg:x="13.6cm" svg:y="10.3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7cm" svg:height="1.05cm" draw:transform="rotate (0.0223402144255274) translate (11.777cm 10.238cm)">
          <draw:text-box>
            <text:p><text:span text:style-name="T5">v</text:span></text:p>
          </draw:text-box>
        </draw:frame>
        <draw:frame draw:style-name="gr14" draw:text-style-name="P8" draw:layer="layout" svg:width="1.7cm" svg:height="1.05cm" draw:transform="rotate (0.0223402144255274) translate (13.377cm 10.25cm)">
          <draw:text-box>
            <text:p><text:span text:style-name="T5">v</text:span></text:p>
          </draw:text-box>
        </draw:frame>
        <draw:frame draw:style-name="gr15" draw:text-style-name="P9" draw:layer="layout" svg:width="1.9cm" svg:height="0.85cm" svg:x="10.5cm" svg:y="10.35cm">
          <draw:text-box>
            <text:p text:style-name="P9"><text:span text:style-name="T6">Dog</text:span></text:p>
          </draw:text-box>
        </draw:frame>
        <draw:frame draw:style-name="gr15" draw:text-style-name="P9" draw:layer="layout" svg:width="1.9cm" svg:height="0.85cm" svg:x="12.3cm" svg:y="10.35cm">
          <draw:text-box>
            <text:p text:style-name="P9"><text:span text:style-name="T6">Food</text:span></text:p>
          </draw:text-box>
        </draw:frame>
        <draw:frame draw:style-name="gr28" draw:text-style-name="P15" draw:layer="layout" svg:width="8.3cm" svg:height="1.45cm" svg:x="12.8cm" svg:y="5.6cm">
          <draw:text-box>
            <text:p text:style-name="P15"><text:span text:style-name="T11">Add Product</text:span></text:p>
          </draw:text-box>
        </draw:frame>
        <draw:frame draw:style-name="gr15" draw:text-style-name="P9" draw:layer="layout" svg:width="2.8cm" svg:height="0.85cm" svg:x="24.1cm" svg:y="4.45cm">
          <draw:text-box>
            <text:p><text:span text:style-name="T6">500</text:span></text:p>
          </draw:text-box>
        </draw:frame>
        <draw:g>
          <draw:custom-shape draw:style-name="gr17" draw:text-style-name="P5" draw:layer="layout" svg:width="5.6cm" svg:height="0.6cm" svg:x="22.9cm" svg:y="4.5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" draw:layer="layout" svg:x1="23.4cm" svg:y1="4.5cm" svg:x2="23.4cm" svg:y2="5.1cm">
            <text:p/>
          </draw:line>
          <draw:line draw:style-name="gr18" draw:text-style-name="P1" draw:layer="layout" svg:x1="26.3cm" svg:y1="4.5cm" svg:x2="26.3cm" svg:y2="5.1cm">
            <text:p/>
          </draw:line>
          <draw:line draw:style-name="gr19" draw:text-style-name="P1" draw:layer="layout" svg:x1="26.9cm" svg:y1="4.45cm" svg:x2="26.9cm" svg:y2="5.05cm">
            <text:p/>
          </draw:line>
        </draw:g>
        <draw:frame draw:style-name="gr22" draw:layer="layout" svg:width="0.976cm" svg:height="0.646cm" svg:x="27.3cm" svg:y="4.504cm">
          <draw:text-box>
            <text:p><text:span text:style-name="T1">ml.</text:span></text:p>
          </draw:text-box>
        </draw:frame>
        <draw:frame draw:style-name="gr14" draw:text-style-name="P8" draw:layer="layout" svg:width="1.7cm" svg:height="1.05cm" draw:transform="rotate (0.0223402144255274) translate (26.2cm 4.338cm)">
          <draw:text-box>
            <text:p><text:span text:style-name="T5">v</text:span></text:p>
          </draw:text-box>
        </draw:frame>
        <draw:frame draw:style-name="gr16" draw:text-style-name="P2" draw:layer="layout" svg:width="1.8cm" svg:height="0.75cm" svg:x="27.4cm" svg:y="5.05cm">
          <draw:text-box>
            <text:p><text:span text:style-name="T1">g.</text:span></text:p>
          </draw:text-box>
        </draw:frame>
        <draw:frame draw:style-name="gr16" draw:text-style-name="P2" draw:layer="layout" svg:width="1.8cm" svg:height="0.75cm" svg:x="27.4cm" svg:y="7.25cm">
          <draw:text-box>
            <text:p><text:span text:style-name="T1">L.</text:span></text:p>
          </draw:text-box>
        </draw:frame>
        <draw:frame draw:style-name="gr16" draw:text-style-name="P2" draw:layer="layout" svg:width="1.8cm" svg:height="0.75cm" svg:x="27.3cm" svg:y="5.9cm">
          <draw:text-box>
            <text:p><text:span text:style-name="T1">kg.</text:span></text:p>
          </draw:text-box>
        </draw:frame>
        <draw:g>
          <draw:custom-shape draw:style-name="gr1" draw:text-style-name="P1" draw:layer="layout" svg:width="1.7cm" svg:height="4.3cm" svg:x="26.9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2" draw:layer="layout" svg:width="1.8cm" svg:height="0.75cm" svg:x="27.3cm" svg:y="5.85cm">
            <draw:text-box>
              <text:p><text:span text:style-name="T1">L.</text:span></text:p>
            </draw:text-box>
          </draw:frame>
          <draw:line draw:style-name="gr18" draw:text-style-name="P1" draw:layer="layout" svg:x1="26.9cm" svg:y1="5.75cm" svg:x2="28.6cm" svg:y2="5.75cm">
            <text:p/>
          </draw:line>
          <draw:line draw:style-name="gr18" draw:text-style-name="P1" draw:layer="layout" svg:x1="26.9cm" svg:y1="6.55cm" svg:x2="28.6cm" svg:y2="6.55cm">
            <text:p/>
          </draw:line>
          <draw:line draw:style-name="gr18" draw:text-style-name="P1" draw:layer="layout" svg:x1="26.9cm" svg:y1="7.25cm" svg:x2="28.6cm" svg:y2="7.25cm">
            <text:p/>
          </draw:line>
          <draw:line draw:style-name="gr18" draw:text-style-name="P1" draw:layer="layout" svg:x1="26.9cm" svg:y1="7.95cm" svg:x2="28.6cm" svg:y2="7.95cm">
            <text:p/>
          </draw:line>
          <draw:frame draw:style-name="gr16" draw:text-style-name="P2" draw:layer="layout" svg:width="1.7cm" svg:height="0.75cm" svg:x="26.9cm" svg:y="8.05cm">
            <draw:text-box>
              <text:p><text:span text:style-name="T1">Other...</text:span></text:p>
            </draw:text-box>
          </draw:frame>
          <draw:line draw:style-name="gr19" draw:text-style-name="P1" draw:layer="layout" svg:x1="26.9cm" svg:y1="5.1cm" svg:x2="28.6cm" svg:y2="5.1cm">
            <text:p/>
          </draw:line>
          <draw:frame draw:style-name="gr22" draw:layer="layout" svg:width="0.976cm" svg:height="0.646cm" svg:x="27.3cm" svg:y="4.504cm">
            <draw:text-box>
              <text:p><text:span text:style-name="T1">ml.</text:span></text:p>
            </draw:text-box>
          </draw:frame>
          <draw:frame draw:style-name="gr16" draw:text-style-name="P2" draw:layer="layout" svg:width="1.8cm" svg:height="0.75cm" svg:x="27.3cm" svg:y="7.3cm">
            <draw:text-box>
              <text:p><text:span text:style-name="T1">g.</text:span></text:p>
            </draw:text-box>
          </draw:frame>
          <draw:frame draw:style-name="gr16" draw:text-style-name="P2" draw:layer="layout" svg:width="1.8cm" svg:height="0.75cm" svg:x="27.1cm" svg:y="6.6cm">
            <draw:text-box>
              <text:p><text:span text:style-name="T1">Kg.</text:span></text:p>
            </draw:text-box>
          </draw:frame>
          <draw:frame draw:style-name="gr16" draw:text-style-name="P2" draw:layer="layout" svg:width="1.8cm" svg:height="0.75cm" svg:x="27.1cm" svg:y="5.1cm">
            <draw:text-box>
              <text:p><text:span text:style-name="T1">ml.</text:span></text:p>
            </draw:text-box>
          </draw:frame>
        </draw:g>
        <draw:custom-shape draw:style-name="gr20" draw:text-style-name="P10" draw:layer="layout" svg:width="2.048cm" svg:height="0.559cm" svg:x="23.1cm" svg:y="9.641cm">
          <text:p text:style-name="P4"><text:span text:style-name="T7">Catego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862cm" svg:height="0.559cm" svg:x="25.148cm" svg:y="9.6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.862cm" svg:height="0.559cm" svg:x="26.638cm" svg:y="9.6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0.372cm" svg:height="0.559cm" svg:x="28.128cm" svg:y="9.641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7cm" svg:height="1.05cm" draw:transform="rotate (0.0223402144255274) translate (26.401cm 9.438cm)">
          <draw:text-box>
            <text:p><text:span text:style-name="T5">v</text:span></text:p>
          </draw:text-box>
        </draw:frame>
        <draw:frame draw:style-name="gr14" draw:text-style-name="P8" draw:layer="layout" svg:width="1.7cm" svg:height="1.05cm" draw:transform="rotate (0.0223402144255274) translate (27.902cm 9.438cm)">
          <draw:text-box>
            <text:p><text:span text:style-name="T5">v</text:span></text:p>
          </draw:text-box>
        </draw:frame>
        <draw:custom-shape draw:style-name="gr1" draw:text-style-name="P1" draw:layer="layout" svg:width="1.7cm" svg:height="4.3cm" svg:x="25.088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1.8cm" svg:height="0.75cm" svg:x="25.388cm" svg:y="11.55cm">
          <draw:text-box>
            <text:p><text:span text:style-name="T1">Fish</text:span></text:p>
          </draw:text-box>
        </draw:frame>
        <draw:line draw:style-name="gr18" draw:text-style-name="P1" draw:layer="layout" svg:x1="25.088cm" svg:y1="11.45cm" svg:x2="26.788cm" svg:y2="11.45cm">
          <text:p/>
        </draw:line>
        <draw:line draw:style-name="gr18" draw:text-style-name="P1" draw:layer="layout" svg:x1="25.088cm" svg:y1="12.25cm" svg:x2="26.788cm" svg:y2="12.25cm">
          <text:p/>
        </draw:line>
        <draw:line draw:style-name="gr18" draw:text-style-name="P1" draw:layer="layout" svg:x1="25.088cm" svg:y1="12.95cm" svg:x2="26.788cm" svg:y2="12.95cm">
          <text:p/>
        </draw:line>
        <draw:line draw:style-name="gr18" draw:text-style-name="P1" draw:layer="layout" svg:x1="25.088cm" svg:y1="13.65cm" svg:x2="26.788cm" svg:y2="13.65cm">
          <text:p/>
        </draw:line>
        <draw:frame draw:style-name="gr16" draw:text-style-name="P2" draw:layer="layout" svg:width="1.7cm" svg:height="0.75cm" svg:x="25.088cm" svg:y="13.75cm">
          <draw:text-box>
            <text:p><text:span text:style-name="T1">Reptile</text:span></text:p>
          </draw:text-box>
        </draw:frame>
        <draw:line draw:style-name="gr19" draw:text-style-name="P1" draw:layer="layout" svg:x1="25.088cm" svg:y1="10.8cm" svg:x2="26.788cm" svg:y2="10.8cm">
          <text:p/>
        </draw:line>
        <draw:frame draw:style-name="gr22" draw:layer="layout" svg:width="1.512cm" svg:height="0.646cm" svg:x="25.388cm" svg:y="10.204cm">
          <draw:text-box>
            <text:p><text:span text:style-name="T1">Dog</text:span></text:p>
          </draw:text-box>
        </draw:frame>
        <draw:frame draw:style-name="gr16" draw:text-style-name="P2" draw:layer="layout" svg:width="2.388cm" svg:height="0.75cm" svg:x="24.9cm" svg:y="13cm">
          <draw:text-box>
            <text:p><text:span text:style-name="T1">Small Pet</text:span></text:p>
          </draw:text-box>
        </draw:frame>
        <draw:frame draw:style-name="gr16" draw:text-style-name="P2" draw:layer="layout" svg:width="1.988cm" svg:height="0.75cm" svg:x="25.3cm" svg:y="12.3cm">
          <draw:text-box>
            <text:p><text:span text:style-name="T1">Bird</text:span></text:p>
          </draw:text-box>
        </draw:frame>
        <draw:frame draw:style-name="gr16" draw:text-style-name="P2" draw:layer="layout" svg:width="1.8cm" svg:height="0.75cm" svg:x="25.388cm" svg:y="10.8cm">
          <draw:text-box>
            <text:p><text:span text:style-name="T1">Cat</text:span></text:p>
          </draw:text-box>
        </draw:frame>
        <draw:frame draw:style-name="gr16" draw:text-style-name="P2" draw:layer="layout" svg:width="1.7cm" svg:height="0.75cm" svg:x="25.1cm" svg:y="14.6cm">
          <draw:text-box>
            <text:p><text:span text:style-name="T1">Equine</text:span></text:p>
          </draw:text-box>
        </draw:frame>
        <draw:frame draw:style-name="gr22" draw:layer="layout" svg:width="1.512cm" svg:height="0.646cm" svg:x="25.388cm" svg:y="9.604cm">
          <draw:text-box>
            <text:p><text:span text:style-name="T1">Dog</text:span></text:p>
          </draw:text-box>
        </draw:frame>
        <draw:custom-shape draw:style-name="gr1" draw:text-style-name="P1" draw:layer="layout" svg:width="1.488cm" svg:height="1.1cm" svg:x="2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488cm" svg:height="0.6cm" svg:x="2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layer="layout" svg:width="1.512cm" svg:height="0.646cm" svg:x="27.188cm" svg:y="10.204cm">
          <draw:text-box>
            <text:p><text:span text:style-name="T1">Food</text:span></text:p>
          </draw:text-box>
        </draw:frame>
        <draw:frame draw:style-name="gr22" draw:layer="layout" svg:width="1.7cm" svg:height="1.039cm" svg:x="27cm" svg:y="10.804cm">
          <draw:text-box>
            <text:p><text:span text:style-name="T1">Health Care</text:span></text:p>
          </draw:text-box>
        </draw:frame>
        <draw:frame draw:style-name="gr22" draw:layer="layout" svg:width="1.512cm" svg:height="0.646cm" svg:x="26.888cm" svg:y="9.604cm">
          <draw:text-box>
            <text:p><text:span text:style-name="T1">Fo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5-01-13T13:58:39.910000000</dc:date>
    <meta:editing-duration>PT2H6M24S</meta:editing-duration>
    <meta:editing-cycles>15</meta:editing-cycles>
    <meta:generator>LibreOffice/4.2.5.2$Windows_x86 LibreOffice_project/61cb170a04bb1f12e77c884eab9192be736ec5f5</meta:generator>
    <meta:document-statistic meta:object-count="121"/>
  </office:meta>
</office:document-meta>
</file>